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5.875in" fo:margin-left="0.4972in" table:align="left"/>
    </style:style>
    <style:style style:name="Таблица2.A" style:family="table-column">
      <style:table-column-properties style:column-width="0.4375in"/>
    </style:style>
    <style:style style:name="Таблица2.B" style:family="table-column">
      <style:table-column-properties style:column-width="3.5in"/>
    </style:style>
    <style:style style:name="Таблица2.C" style:family="table-column">
      <style:table-column-properties style:column-width="1.937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d70e5f" officeooo:paragraph-rsid="006977f1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7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8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1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4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5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6" style:family="paragraph" style:parent-style-name="Text_20_body">
      <style:text-properties fo:language="ru" fo:country="RU" officeooo:rsid="0023e02e" officeooo:paragraph-rsid="0023e02e"/>
    </style:style>
    <style:style style:name="P17" style:family="paragraph" style:parent-style-name="Text_20_body">
      <style:text-properties fo:language="ru" fo:country="RU" officeooo:rsid="002bc252" officeooo:paragraph-rsid="002bc252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1" style:family="paragraph" style:parent-style-name="Table_20_Contents">
      <style:text-properties fo:language="ru" fo:country="RU" officeooo:rsid="00154200" officeooo:paragraph-rsid="00df8a71"/>
    </style:style>
    <style:style style:name="P22" style:family="paragraph" style:parent-style-name="Table_20_Contents">
      <style:text-properties fo:language="ru" fo:country="RU" officeooo:paragraph-rsid="01083d58"/>
    </style:style>
    <style:style style:name="P23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5" style:family="paragraph" style:parent-style-name="GOST_20_Main_20_Body">
      <style:text-properties fo:language="ru" fo:country="RU" officeooo:rsid="0052f44b" officeooo:paragraph-rsid="01083d58"/>
    </style:style>
    <style:style style:name="P26" style:family="paragraph" style:parent-style-name="GOST_20_Main_20_Body">
      <style:text-properties fo:language="ru" fo:country="RU" officeooo:rsid="00e49172" officeooo:paragraph-rsid="00e750f6"/>
    </style:style>
    <style:style style:name="P27" style:family="paragraph" style:parent-style-name="GOST_20_Main_20_Body">
      <style:text-properties fo:language="ru" fo:country="RU" officeooo:paragraph-rsid="01083d58"/>
    </style:style>
    <style:style style:name="P28" style:family="paragraph" style:parent-style-name="GOST_20_Main_20_Body">
      <style:text-properties officeooo:rsid="00de68e8" officeooo:paragraph-rsid="00de68e8"/>
    </style:style>
    <style:style style:name="P29" style:family="paragraph" style:parent-style-name="GOST_20_Main_20_Body">
      <style:text-properties officeooo:rsid="00ffb674" officeooo:paragraph-rsid="00ffb674"/>
    </style:style>
    <style:style style:name="P30" style:family="paragraph" style:parent-style-name="GOST_20_Main_20_Body">
      <style:text-properties officeooo:rsid="0105bdc7" officeooo:paragraph-rsid="0105bdc7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4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5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6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37" style:family="paragraph" style:parent-style-name="Text_20_body" style:list-style-name="GOST_20_TR_20_bullets">
      <style:text-properties fo:language="ru" fo:country="RU" officeooo:rsid="00bd132f" officeooo:paragraph-rsid="00bd132f"/>
    </style:style>
    <style:style style:name="P38" style:family="paragraph" style:parent-style-name="Text_20_body" style:list-style-name="GOST_20_TR_20_bullets">
      <style:text-properties fo:language="ru" fo:country="RU" officeooo:rsid="00d71e00" officeooo:paragraph-rsid="00d71e00"/>
    </style:style>
    <style:style style:name="P39" style:family="paragraph" style:parent-style-name="GOST_20_Main_20_Body" style:list-style-name="GOST_20_TR_20_main_20_body">
      <style:text-properties officeooo:rsid="00dab2f6" officeooo:paragraph-rsid="00dab2f6"/>
    </style:style>
    <style:style style:name="P40" style:family="paragraph" style:parent-style-name="GOST_20_Main_20_Body" style:list-style-name="GOST_20_TR_20_main_20_body">
      <style:text-properties officeooo:rsid="00de68e8" officeooo:paragraph-rsid="00de68e8"/>
    </style:style>
    <style:style style:name="P41" style:family="paragraph" style:parent-style-name="GOST_20_Main_20_Body" style:list-style-name="GOST_20_TR_20_main_20_body">
      <style:text-properties fo:language="ru" fo:country="RU" officeooo:paragraph-rsid="00df8a71"/>
    </style:style>
    <style:style style:name="P42" style:family="paragraph" style:parent-style-name="GOST_20_Main_20_Body" style:list-style-name="GOST_20_TR_20_main_20_body">
      <style:text-properties fo:language="ru" fo:country="RU" officeooo:rsid="00dab2f6"/>
    </style:style>
    <style:style style:name="P43" style:family="paragraph" style:parent-style-name="GOST_20_Main_20_Body" style:list-style-name="GOST_20_TR_20_main_20_body">
      <style:text-properties fo:language="ru" fo:country="RU" officeooo:rsid="0118f3f6" officeooo:paragraph-rsid="0118f3f6"/>
    </style:style>
    <style:style style:name="P44" style:family="paragraph" style:parent-style-name="GOST_20_Main_20_Body" style:list-style-name="GOST_20_TR_20_main_20_body">
      <style:text-properties fo:language="ru" fo:country="RU" officeooo:rsid="0119c53c" officeooo:paragraph-rsid="0119c53c"/>
    </style:style>
    <style:style style:name="P45" style:family="paragraph" style:parent-style-name="GOST_20_Main_20_Body" style:list-style-name="GOST_20_TR_20_main_20_body">
      <style:text-properties fo:language="ru" fo:country="RU" officeooo:rsid="0052f44b" officeooo:paragraph-rsid="01083d58"/>
    </style:style>
    <style:style style:name="P46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47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48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49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50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51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52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53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54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55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56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57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58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59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60" style:family="paragraph" style:parent-style-name="GOST_20_Main_20_Body" style:list-style-name="GOST_20_TR_20_main_20_body">
      <style:text-properties officeooo:rsid="00eb2cbb" officeooo:paragraph-rsid="00eb2cbb"/>
    </style:style>
    <style:style style:name="P61" style:family="paragraph" style:parent-style-name="GOST_20_Main_20_Body" style:list-style-name="GOST_20_TR_20_bullets">
      <style:text-properties officeooo:rsid="011a5411" officeooo:paragraph-rsid="011a5411"/>
    </style:style>
    <style:style style:name="P62" style:family="paragraph" style:parent-style-name="GOST_20_Main_20_Body" style:list-style-name="GOST_20_TR_20_bullets">
      <style:text-properties officeooo:rsid="00edbe8c" officeooo:paragraph-rsid="00edbe8c"/>
    </style:style>
    <style:style style:name="P63" style:family="paragraph" style:parent-style-name="GOST_20_Main_20_Body" style:list-style-name="GOST_20_TR_20_main_20_body">
      <style:text-properties officeooo:rsid="00ef4d89" officeooo:paragraph-rsid="00ef4d89"/>
    </style:style>
    <style:style style:name="P64" style:family="paragraph" style:parent-style-name="GOST_20_Main_20_Body" style:list-style-name="GOST_20_TR_20_main_20_body">
      <style:text-properties officeooo:rsid="00f2a0f3" officeooo:paragraph-rsid="00f2a0f3"/>
    </style:style>
    <style:style style:name="P65" style:family="paragraph" style:parent-style-name="GOST_20_Main_20_Body" style:list-style-name="GOST_20_TR_20_main_20_body">
      <style:text-properties officeooo:rsid="00f2f421" officeooo:paragraph-rsid="00f2f421"/>
    </style:style>
    <style:style style:name="P66" style:family="paragraph" style:parent-style-name="GOST_20_Main_20_Body" style:list-style-name="GOST_20_TR_20_main_20_body">
      <style:text-properties officeooo:rsid="011d1581" officeooo:paragraph-rsid="011d1581"/>
    </style:style>
    <style:style style:name="P67" style:family="paragraph" style:parent-style-name="GOST_20_Main_20_Body" style:list-style-name="GOST_20_TR_20_main_20_body">
      <style:text-properties officeooo:rsid="00f3c5eb" officeooo:paragraph-rsid="00f3c5eb"/>
    </style:style>
    <style:style style:name="P68" style:family="paragraph" style:parent-style-name="GOST_20_Main_20_Body" style:list-style-name="GOST_20_TR_20_bullets">
      <style:text-properties officeooo:rsid="00f3c5eb" officeooo:paragraph-rsid="00f3c5eb"/>
    </style:style>
    <style:style style:name="P69" style:family="paragraph" style:parent-style-name="GOST_20_Main_20_Body" style:list-style-name="GOST_20_TR_20_bullets">
      <style:text-properties officeooo:rsid="00f4c73e" officeooo:paragraph-rsid="00f4c73e"/>
    </style:style>
    <style:style style:name="P70" style:family="paragraph" style:parent-style-name="GOST_20_Main_20_Body" style:list-style-name="GOST_20_TR_20_bullets">
      <style:text-properties officeooo:rsid="00f786a8" officeooo:paragraph-rsid="00f786a8"/>
    </style:style>
    <style:style style:name="P71" style:family="paragraph" style:parent-style-name="GOST_20_Main_20_Body" style:list-style-name="GOST_20_TR_20_main_20_body">
      <style:text-properties officeooo:rsid="00fd0456" officeooo:paragraph-rsid="00fd0456"/>
    </style:style>
    <style:style style:name="P72" style:family="paragraph" style:parent-style-name="GOST_20_Main_20_Body" style:list-style-name="GOST_20_TR_20_bullets">
      <style:text-properties officeooo:rsid="00fd0456" officeooo:paragraph-rsid="00fd0456"/>
    </style:style>
    <style:style style:name="P73" style:family="paragraph" style:parent-style-name="GOST_20_Main_20_Body" style:list-style-name="GOST_20_TR_20_main_20_body">
      <style:text-properties officeooo:rsid="00fddb56" officeooo:paragraph-rsid="00fddb56"/>
    </style:style>
    <style:style style:name="P74" style:family="paragraph" style:parent-style-name="GOST_20_Main_20_Body" style:list-style-name="GOST_20_TR_20_main_20_body">
      <style:text-properties officeooo:rsid="00fe156f" officeooo:paragraph-rsid="00fe156f"/>
    </style:style>
    <style:style style:name="P75" style:family="paragraph" style:parent-style-name="GOST_20_Main_20_Body" style:list-style-name="GOST_20_TR_20_main_20_body">
      <style:text-properties officeooo:rsid="00ffb674" officeooo:paragraph-rsid="00ffb674"/>
    </style:style>
    <style:style style:name="P76" style:family="paragraph" style:parent-style-name="GOST_20_Main_20_Body" style:list-style-name="GOST_20_TR_20_main_20_body">
      <style:text-properties officeooo:rsid="01010adf" officeooo:paragraph-rsid="01010adf"/>
    </style:style>
    <style:style style:name="P77" style:family="paragraph" style:parent-style-name="GOST_20_Main_20_Body" style:list-style-name="GOST_20_TR_20_main_20_body">
      <style:text-properties officeooo:rsid="0105bdc7" officeooo:paragraph-rsid="0105bdc7"/>
    </style:style>
    <style:style style:name="P78" style:family="paragraph" style:parent-style-name="GOST_20_TR_20_Heading_20_1" style:list-style-name="GOST_20_TR_20_main_20_body">
      <style:text-properties fo:language="ru" fo:country="RU" officeooo:rsid="00dab2f6" officeooo:paragraph-rsid="00dab2f6"/>
    </style:style>
    <style:style style:name="P79" style:family="paragraph" style:parent-style-name="GOST_20_TR_20_Heading_20_1">
      <style:paragraph-properties fo:break-before="page"/>
      <style:text-properties fo:language="ru" fo:country="RU"/>
    </style:style>
    <style:style style:name="P80" style:family="paragraph" style:parent-style-name="GOST_20_TR_20_Heading_20_1" style:list-style-name="GOST_20_TR_20_main_20_body">
      <style:paragraph-properties fo:break-before="page"/>
      <style:text-properties fo:language="ru" fo:country="RU" officeooo:rsid="00d8ebfb" officeooo:paragraph-rsid="00d8ebfb"/>
    </style:style>
    <style:style style:name="P81" style:family="paragraph" style:parent-style-name="GOST_20_TR_20_Heading_20_1" style:list-style-name="GOST_20_TR_20_main_20_body">
      <style:paragraph-properties fo:break-before="page"/>
      <style:text-properties fo:language="ru" fo:country="RU" officeooo:rsid="00dab2f6" officeooo:paragraph-rsid="00dab2f6"/>
    </style:style>
    <style:style style:name="P82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83" style:family="paragraph" style:parent-style-name="GOST_20_TR_20_Heading_20_1" style:list-style-name="GOST_20_TR_20_main_20_body" style:master-page-name="">
      <loext:graphic-properties draw:fill="none"/>
      <style:paragraph-properties fo:margin-left="0.5in" fo:margin-right="0in" fo:margin-top="0.1665in" fo:margin-bottom="0.0835in" loext:contextual-spacing="false" fo:text-indent="-0.25in" style:auto-text-indent="false" style:page-number="auto" fo:break-before="page" fo:background-color="transparent" fo:keep-with-next="always"/>
      <style:text-properties fo:language="ru" fo:country="RU" officeooo:rsid="00dab2f6" officeooo:paragraph-rsid="00dab2f6"/>
    </style:style>
    <style:style style:name="P84" style:family="paragraph" style:parent-style-name="GOST_20_TR_20_Heading_20_2" style:list-style-name="GOST_20_TR_20_main_20_body"/>
    <style:style style:name="T1" style:family="text">
      <style:text-properties officeooo:rsid="00154200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officeooo:rsid="006d0049"/>
    </style:style>
    <style:style style:name="T4" style:family="text">
      <style:text-properties officeooo:rsid="006d705c"/>
    </style:style>
    <style:style style:name="T5" style:family="text">
      <style:text-properties officeooo:rsid="007818e1"/>
    </style:style>
    <style:style style:name="T6" style:family="text">
      <style:text-properties officeooo:rsid="00790875"/>
    </style:style>
    <style:style style:name="T7" style:family="text">
      <style:text-properties officeooo:rsid="00790e71"/>
    </style:style>
    <style:style style:name="T8" style:family="text">
      <style:text-properties officeooo:rsid="007c3d16"/>
    </style:style>
    <style:style style:name="T9" style:family="text">
      <style:text-properties officeooo:rsid="007dd7cd"/>
    </style:style>
    <style:style style:name="T10" style:family="text">
      <style:text-properties officeooo:rsid="007e872c"/>
    </style:style>
    <style:style style:name="T11" style:family="text">
      <style:text-properties officeooo:rsid="00837f5c"/>
    </style:style>
    <style:style style:name="T12" style:family="text">
      <style:text-properties officeooo:rsid="0084ab51"/>
    </style:style>
    <style:style style:name="T13" style:family="text">
      <style:text-properties officeooo:rsid="0087469c"/>
    </style:style>
    <style:style style:name="T14" style:family="text">
      <style:text-properties officeooo:rsid="008c9e4a"/>
    </style:style>
    <style:style style:name="T15" style:family="text">
      <style:text-properties officeooo:rsid="008e2aae"/>
    </style:style>
    <style:style style:name="T16" style:family="text">
      <style:text-properties officeooo:rsid="00bd132f"/>
    </style:style>
    <style:style style:name="T17" style:family="text">
      <style:text-properties officeooo:rsid="00cb15fa"/>
    </style:style>
    <style:style style:name="T18" style:family="text">
      <style:text-properties officeooo:rsid="00cb99d2"/>
    </style:style>
    <style:style style:name="T19" style:family="text">
      <style:text-properties officeooo:rsid="00d86c2e"/>
    </style:style>
    <style:style style:name="T20" style:family="text">
      <style:text-properties officeooo:rsid="00d9223c"/>
    </style:style>
    <style:style style:name="T21" style:family="text">
      <style:text-properties officeooo:rsid="00db3e17"/>
    </style:style>
    <style:style style:name="T22" style:family="text">
      <style:text-properties officeooo:rsid="00b83375"/>
    </style:style>
    <style:style style:name="T23" style:family="text">
      <style:text-properties officeooo:rsid="00db4184"/>
    </style:style>
    <style:style style:name="T24" style:family="text">
      <style:text-properties officeooo:rsid="00ee2443"/>
    </style:style>
    <style:style style:name="T25" style:family="text">
      <style:text-properties officeooo:rsid="00ee6d30"/>
    </style:style>
    <style:style style:name="T26" style:family="text">
      <style:text-properties officeooo:rsid="00ee6e8c"/>
    </style:style>
    <style:style style:name="T27" style:family="text">
      <style:text-properties officeooo:rsid="00f11273"/>
    </style:style>
    <style:style style:name="T28" style:family="text">
      <style:text-properties officeooo:rsid="00f4c73e"/>
    </style:style>
    <style:style style:name="T29" style:family="text">
      <style:text-properties officeooo:rsid="00f7608f"/>
    </style:style>
    <style:style style:name="T30" style:family="text">
      <style:text-properties officeooo:rsid="00fbc905"/>
    </style:style>
    <style:style style:name="T31" style:family="text">
      <style:text-properties officeooo:rsid="00ff417a"/>
    </style:style>
    <style:style style:name="T32" style:family="text">
      <style:text-properties officeooo:rsid="0103bed2"/>
    </style:style>
    <style:style style:name="T33" style:family="text">
      <style:text-properties officeooo:rsid="010406b4"/>
    </style:style>
    <style:style style:name="T34" style:family="text">
      <style:text-properties officeooo:rsid="01083d58"/>
    </style:style>
    <style:style style:name="T35" style:family="text">
      <style:text-properties officeooo:rsid="010bf1ac"/>
    </style:style>
    <style:style style:name="T36" style:family="text">
      <style:text-properties officeooo:rsid="010fb79e"/>
    </style:style>
    <style:style style:name="T37" style:family="text">
      <style:text-properties officeooo:rsid="011524dc"/>
    </style:style>
    <style:style style:name="T38" style:family="text">
      <style:text-properties officeooo:rsid="01174538"/>
    </style:style>
    <style:style style:name="T39" style:family="text">
      <style:text-properties officeooo:rsid="011a5411"/>
    </style:style>
    <style:style style:name="T40" style:family="text">
      <style:text-properties officeooo:rsid="011b8ac8"/>
    </style:style>
    <style:style style:name="T41" style:family="text">
      <style:text-properties officeooo:rsid="011dff31"/>
    </style:style>
    <style:style style:name="T42" style:family="text">
      <style:text-properties officeooo:rsid="011e3888"/>
    </style:style>
    <style:style style:name="T43" style:family="text">
      <style:text-properties officeooo:rsid="0122c47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СОГЛАСОВАНО</text:p>
          </table:table-cell>
          <table:table-cell table:style-name="Table1.A1" office:value-type="string">
            <text:p text:style-name="P18">УТВЕРЖДАЮ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19">должность, головной исполнитель ОКР</text:p>
          </table:table-cell>
          <table:table-cell table:style-name="Table1.A1" office:value-type="string">
            <text:p text:style-name="P19">должность, заказчик</text:p>
          </table:table-cell>
        </table:table-row>
        <table:table-row>
          <table:table-cell table:style-name="Table1.A2" office:value-type="string">
            <text:p text:style-name="P13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19">подпись, инициалы, фамилия</text:p>
          </table:table-cell>
          <table:table-cell table:style-name="Table1.A1" office:value-type="string">
            <text:p text:style-name="P19">подпись, инициалы, фамилия</text:p>
          </table:table-cell>
        </table:table-row>
        <table:table-row>
          <table:table-cell table:style-name="Table1.A6" office:value-type="string">
            <text:p text:style-name="P9">«___»____________________ 20___г.</text:p>
          </table:table-cell>
          <table:table-cell table:style-name="Table1.A6" office:value-type="string">
            <text:p text:style-name="P10">«___»____________________ 20___г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ТЕХНИЧЕСКОЕ ЗАДАНИЕ <text:line-break/>НА <text:span text:style-name="T18">СОСТАВНУЮ ЧАСТЬ </text:span>ОПЫТНО-КОНСТРУКТОРСК<text:span text:style-name="T14">ОЙ</text:span> РАБОТ<text:span text:style-name="T14">Ы</text:span></text:p>
      <text:p text:style-name="P6"/>
      <text:p text:style-name="P3">ПО НОУТБУКА ОПЕРАТОРА</text:p>
      <text:p text:style-name="P2"/>
      <text:p text:style-name="P2">СЗ-1<text:span text:style-name="T15">-ПО-СРВ</text:span></text:p>
      <text:p text:style-name="P7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Содержание</text:p>
          </text:index-title>
          <text:p text:style-name="P32"><text:a xlink:type="simple" xlink:href="#__RefHeading___Toc4037_4183935394" text:style-name="Index_20_Link" text:visited-style-name="Index_20_Link"><text:s/>1 <text:s/>Введение.<text:tab/>3</text:a></text:p>
          <text:p text:style-name="P32"><text:a xlink:type="simple" xlink:href="#__RefHeading___Toc4039_4183935394" text:style-name="Index_20_Link" text:visited-style-name="Index_20_Link"><text:s/>2 <text:s/>Основания для разработки.<text:tab/>4</text:a></text:p>
          <text:p text:style-name="P32"><text:a xlink:type="simple" xlink:href="#__RefHeading___Toc4041_4183935394" text:style-name="Index_20_Link" text:visited-style-name="Index_20_Link"><text:s/>3 <text:s/>Назначение разработки.<text:tab/>5</text:a></text:p>
          <text:p text:style-name="P32"><text:a xlink:type="simple" xlink:href="#__RefHeading___Toc4043_4183935394" text:style-name="Index_20_Link" text:visited-style-name="Index_20_Link"><text:s/>4 <text:s/>Требования к программному продукту.<text:tab/>6</text:a></text:p>
          <text:p text:style-name="P33"><text:a xlink:type="simple" xlink:href="#__RefHeading___Toc4045_4183935394" text:style-name="Index_20_Link" text:visited-style-name="Index_20_Link"><text:s/>4.1 <text:s/>Требования к функциональным характеристикам.<text:tab/>6</text:a></text:p>
          <text:p text:style-name="P33"><text:a xlink:type="simple" xlink:href="#__RefHeading___Toc4047_4183935394" text:style-name="Index_20_Link" text:visited-style-name="Index_20_Link"><text:s/>4.2 <text:s/>Требования к надёжности.<text:tab/>6</text:a></text:p>
          <text:p text:style-name="P33"><text:a xlink:type="simple" xlink:href="#__RefHeading___Toc4049_4183935394" text:style-name="Index_20_Link" text:visited-style-name="Index_20_Link"><text:s/>4.3 <text:s/>Условия эксплуатации.<text:tab/>6</text:a></text:p>
          <text:p text:style-name="P33"><text:a xlink:type="simple" xlink:href="#__RefHeading___Toc4051_4183935394" text:style-name="Index_20_Link" text:visited-style-name="Index_20_Link"><text:s/>4.4 <text:s/>Требования к составу и параметрам технических средств.<text:tab/>7</text:a></text:p>
          <text:p text:style-name="P33"><text:a xlink:type="simple" xlink:href="#__RefHeading___Toc4053_4183935394" text:style-name="Index_20_Link" text:visited-style-name="Index_20_Link"><text:s/>4.5 <text:s/>Требования к информационной и программной совместимости.<text:tab/>7</text:a></text:p>
          <text:p text:style-name="P33"><text:a xlink:type="simple" xlink:href="#__RefHeading___Toc4055_4183935394" text:style-name="Index_20_Link" text:visited-style-name="Index_20_Link"><text:s/>4.6 <text:s/>Требования к маркировке и упаковке.<text:tab/>7</text:a></text:p>
          <text:p text:style-name="P33"><text:a xlink:type="simple" xlink:href="#__RefHeading___Toc4057_4183935394" text:style-name="Index_20_Link" text:visited-style-name="Index_20_Link"><text:s/>4.7 <text:s/>Требование к транспортировке и хранению.<text:tab/>7</text:a></text:p>
          <text:p text:style-name="P33"><text:a xlink:type="simple" xlink:href="#__RefHeading___Toc4059_4183935394" text:style-name="Index_20_Link" text:visited-style-name="Index_20_Link"><text:s/>4.8 <text:s/>Специальные требования.<text:tab/>8</text:a></text:p>
          <text:p text:style-name="P32"><text:a xlink:type="simple" xlink:href="#__RefHeading___Toc4061_4183935394" text:style-name="Index_20_Link" text:visited-style-name="Index_20_Link"><text:s/>5 <text:s/>Требования к программной документации.<text:tab/>8</text:a></text:p>
          <text:p text:style-name="P32"><text:a xlink:type="simple" xlink:href="#__RefHeading___Toc4063_4183935394" text:style-name="Index_20_Link" text:visited-style-name="Index_20_Link"><text:s/>6 <text:s/>Технико-экономические показатели.<text:tab/>9</text:a></text:p>
          <text:p text:style-name="P32"><text:a xlink:type="simple" xlink:href="#__RefHeading___Toc4065_4183935394" text:style-name="Index_20_Link" text:visited-style-name="Index_20_Link"><text:s/>7 <text:s/>Стадии и этапы разработки.<text:tab/>10</text:a></text:p>
          <text:p text:style-name="P32"><text:a xlink:type="simple" xlink:href="#__RefHeading___Toc4067_4183935394" text:style-name="Index_20_Link" text:visited-style-name="Index_20_Link"><text:s/>8 <text:s/>Порядок контроля и приёмки.<text:tab/>11</text:a></text:p>
          <text:p text:style-name="P32"><text:a xlink:type="simple" xlink:href="#__RefHeading___Toc1024_1566413351" text:style-name="Index_20_Link" text:visited-style-name="Index_20_Link"><text:s/>9 <text:s/>Ссылочные документы.<text:tab/>13</text:a></text:p>
          <text:p text:style-name="P32"><text:a xlink:type="simple" xlink:href="#__RefHeading___Toc1026_1566413351" text:style-name="Index_20_Link" text:visited-style-name="Index_20_Link"><text:s/>10 <text:s/>Перечень сокращений.<text:tab/>14</text:a></text:p>
        </text:index-body>
      </text:table-of-content>
      <text:p text:style-name="GOST_20_Main_20_Body"/>
      <text:list xml:id="list4106703035" text:style-name="GOST_20_TR_20_main_20_body">
        <text:list-item>
          <text:h text:style-name="P80" text:outline-level="1"><text:bookmark-start text:name="__RefHeading___Toc4037_4183935394"/>Введение<text:span text:style-name="T20">.</text:span><text:bookmark-end text:name="__RefHeading___Toc4037_4183935394"/></text:h>
          <text:list>
            <text:list-item>
              <text:p text:style-name="P39">Разрабатываемое программное обеспечение предназначено для использования на <text:span text:style-name="T37">сервре-ретрансляторе </text:span>в составе стратосферной исследовательской систем<text:span text:style-name="T37">ы</text:span> "Шмель".<text:span text:style-name="T21"> Наименование разрабатываемого ПО должно быть выбрано до завершения этапа рабочего проекта.</text:span></text:p>
            </text:list-item>
            <text:list-item>
              <text:p text:style-name="P40">Разрабатываемое <text:span text:style-name="T38">ПО предназначено для взаимодействия с интернет-шлюзом системы iridium в части приёма телеметрии передаваемой стратосферным зондом и передачи управляющих команд на него.</text:span></text:p>
            </text:list-item>
          </text:list>
        </text:list-item>
      </text:list>
      <text:p text:style-name="P28"/>
      <text:list xml:id="list2961643697346" text:continue-numbering="true" text:style-name="GOST_20_TR_20_main_20_body">
        <text:list-item>
          <text:h text:style-name="P81" text:outline-level="1"><text:bookmark-start text:name="__RefHeading___Toc4039_4183935394"/>Основания для разработки.<text:bookmark-end text:name="__RefHeading___Toc4039_4183935394"/></text:h>
          <text:list>
            <text:list-item>
              <text:p text:style-name="P41">Основания для проведения <text:span text:style-name="T22">СЧ </text:span>ОКР<text:span text:style-name="T3">.</text:span></text:p>
              <text:list>
                <text:list-item>
                  <text:p text:style-name="P41">положения конкурса "Воздушно-инженерная школа CanSat в России.</text:p>
                </text:list-item>
                <text:list-item>
                  <text:p text:style-name="P41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  <text:list-item>
              <text:p text:style-name="P41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41">Сроки выполнения <text:span text:style-name="T23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  <text:p text:style-name="P41">Таблица <text:sequence text:ref-name="reftable_id0" text:name="table_id" text:formula="ooow:table_id+1" style:num-format="1">1</text:sequence><text:span text:style-name="T1">. Этапы проведения СЧ ОКР.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Наименования этапа</text:p>
          </table:table-cell>
          <table:table-cell table:style-name="Таблица1.C1" office:value-type="string">
            <text:p text:style-name="P21">Срок окончания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Разработка эскизного проекта</text:p>
          </table:table-cell>
          <table:table-cell table:style-name="Таблица1.C2" office:value-type="string">
            <text:p text:style-name="P21">Январь 2019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Разработка рабочего проекта</text:p>
          </table:table-cell>
          <table:table-cell table:style-name="Таблица1.C2" office:value-type="string">
            <text:p text:style-name="P21">Март 2019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1">Июнь 2019</text:p>
          </table:table-cell>
        </table:table-row>
      </table:table>
      <text:list xml:id="list2960939742359" text:continue-numbering="true" text:style-name="GOST_20_TR_20_main_20_body">
        <text:list-header>
          <text:p text:style-name="P42"/>
        </text:list-header>
        <text:list-item>
          <text:h text:style-name="P81" text:outline-level="1"><text:bookmark-start text:name="__RefHeading___Toc4041_4183935394"/>Назначение разработки.<text:bookmark-end text:name="__RefHeading___Toc4041_4183935394"/></text:h>
          <text:list>
            <text:list-item>
              <text:p text:style-name="P43">Разрабатываемое ПО предназначено для взаимодействие с интернет-шлюзом системы Iridium в части получения телеметрической информации и передачи управляющих воздействий стратосферному зонду в составе системы.</text:p>
            </text:list-item>
            <text:list-item>
              <text:p text:style-name="P44">Разрабатываемое ПО предполагается к использованию на виртуальном частном сервере в сети Интернет с выделенным IPv4 адресом.</text:p>
            </text:list-item>
            <text:list-item>
              <text:p text:style-name="P44">ПО не предполагает наличие оператора и должно функционировать в высокоавтоматизированном режиме с привлечением оператора только при возникновении нештатных ситуаций.</text:p>
            </text:list-item>
          </text:list>
        </text:list-item>
      </text:list>
      <text:p text:style-name="P26"/>
      <text:list xml:id="list2961586517884" text:continue-numbering="true" text:style-name="GOST_20_TR_20_main_20_body">
        <text:list-item>
          <text:h text:style-name="P81" text:outline-level="1"><text:bookmark-start text:name="__RefHeading___Toc4043_4183935394"/>Требования к программному продукту.<text:bookmark-end text:name="__RefHeading___Toc4043_4183935394"/></text:h>
          <text:list>
            <text:list-item>
              <text:h text:style-name="P84" text:outline-level="2"><text:bookmark-start text:name="__RefHeading___Toc4045_4183935394"/>Требования к функциональным характеристикам.<text:bookmark-end text:name="__RefHeading___Toc4045_4183935394"/></text:h>
              <text:list>
                <text:list-item>
                  <text:p text:style-name="P60">Разрабатываемое ПО должно обеспечивать выполнение следующих функций:</text:p>
                </text:list-item>
              </text:list>
            </text:list-item>
          </text:list>
        </text:list-item>
      </text:list>
      <text:list xml:id="list64623194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1">Приём телеметрической информации, поступающей от стратосферного зонда через интернет-шлюз системы iridium.</text:p>
                    </text:list-item>
                    <text:list-item>
                      <text:p text:style-name="P61">Передача управляющих воздействий на зонд через интернет-шлюз системы iridium.</text:p>
                    </text:list-item>
                    <text:list-item>
                      <text:p text:style-name="P62">Накопление и архивирование <text:span text:style-name="T39">как </text:span>поступающей телеметрии<text:span text:style-name="T39">, так и исходящих управляющих воздействий</text:span>.</text:p>
                    </text:list-item>
                    <text:list-item>
                      <text:p text:style-name="P62"><text:span text:style-name="T25">Э</text:span>кспорт<text:span text:style-name="T25"> накопленных данных </text:span>в формате .csv файлов<text:span text:style-name="T24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960490556841" text:continue-list="list2961586517884" text:style-name="GOST_20_TR_20_main_20_body">
        <text:list-item>
          <text:list>
            <text:list-item>
              <text:h text:style-name="P84" text:outline-level="2"><text:bookmark-start text:name="__RefHeading___Toc4047_4183935394"/>Требования к <text:span text:style-name="T26">надёжности.</text:span><text:bookmark-end text:name="__RefHeading___Toc4047_4183935394"/></text:h>
              <text:list>
                <text:list-item>
                  <text:p text:style-name="P63"><text:span text:style-name="T27">Р</text:span>азрабатываемое программное обеспечение должно быть спроектировано таким образом, чтобы никакая ошибка или отказ не являлись причиной потери работоспособности системой в целом.</text:p>
                </text:list-item>
                <text:list-item>
                  <text:p text:style-name="P64">Подсистема накопления телеметрии должна быть спроектирована так, чтобы исключить возможность потери архива в целом из-за программной ошибки.</text:p>
                </text:list-item>
                <text:list-item>
                  <text:p text:style-name="P64">Восстановление полной работоспособности ПО после сбоя должно быть производимо в течение 20-ти секунд.</text:p>
                </text:list-item>
              </text:list>
            </text:list-item>
            <text:list-item>
              <text:h text:style-name="P84" text:outline-level="2"><text:bookmark-start text:name="__RefHeading___Toc4049_4183935394"/>Условия эксплуатации.<text:bookmark-end text:name="__RefHeading___Toc4049_4183935394"/></text:h>
              <text:list>
                <text:list-item>
                  <text:p text:style-name="P65">ПО должно быть <text:span text:style-name="T40">спроектировано</text:span> независимым от климатических условий эксплуатации.</text:p>
                </text:list-item>
                <text:list-item>
                  <text:p text:style-name="P66">ПО, во всех штатных ситуациях должно быть работоспособно без наличия оператора.</text:p>
                </text:list-item>
              </text:list>
            </text:list-item>
            <text:list-item>
              <text:h text:style-name="P84" text:outline-level="2"><text:bookmark-start text:name="__RefHeading___Toc4051_4183935394"/>Требования к составу и параметрам технических средств.<text:bookmark-end text:name="__RefHeading___Toc4051_4183935394"/></text:h>
              <text:list>
                <text:list-item>
                  <text:p text:style-name="P67">ПО устанавливается на <text:span text:style-name="T41">виртуальный частный сервер</text:span>. Далее приведены характеристики <text:span text:style-name="T41">сервера</text:span>, при которых ПО должно работать корректно:</text:p>
                </text:list-item>
              </text:list>
            </text:list-item>
          </text:list>
        </text:list-item>
      </text:list>
      <text:list xml:id="list2961625213375" text:continue-list="list64623194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8"><text:soft-page-break/>Процессор: не хуже <text:span text:style-name="T42">1 ядро на 2.2GHz.</text:span></text:p>
                    </text:list-item>
                    <text:list-item>
                      <text:p text:style-name="P68">О<text:span text:style-name="T28">б</text:span>ъем оперативной памяти: не менее <text:span text:style-name="T42">1 гигабайт.</text:span></text:p>
                    </text:list-item>
                    <text:list-item>
                      <text:p text:style-name="P69">Объем персистентного накопителя: не менее <text:span text:style-name="T42">20</text:span> гигабайт.</text:p>
                    </text:list-item>
                    <text:list-item>
                      <text:p text:style-name="P69">Скорость доступа к персистентому накопителю - не менее 300мбит/с.</text:p>
                    </text:list-item>
                    <text:list-item>
                      <text:p text:style-name="P70">Наличие <text:span text:style-name="T42">доступа в интернет с выделенным IPv4 адресом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960424753068" text:continue-list="list2960490556841" text:style-name="GOST_20_TR_20_main_20_body">
        <text:list-item>
          <text:list>
            <text:list-item>
              <text:h text:style-name="P84" text:outline-level="2"><text:bookmark-start text:name="__RefHeading___Toc4053_4183935394"/>Требования к информационной и программной совместимости.<text:bookmark-end text:name="__RefHeading___Toc4053_4183935394"/></text:h>
              <text:list>
                <text:list-item>
                  <text:p text:style-name="P71">Программное обеспечение должно быть выпущено на следующие программные платформы:</text:p>
                </text:list-item>
              </text:list>
            </text:list-item>
          </text:list>
        </text:list-item>
      </text:list>
      <text:list xml:id="list2959689620335" text:continue-list="list296162521337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2">GNU/Linux Debian 9 (Stretch);</text:p>
                    </text:list-item>
                  </text:list>
                </text:list-item>
              </text:list>
            </text:list-item>
          </text:list>
        </text:list-item>
      </text:list>
      <text:list xml:id="list2960480712676" text:continue-list="list2960424753068" text:style-name="GOST_20_TR_20_main_20_body">
        <text:list-item>
          <text:list>
            <text:list-item>
              <text:list>
                <text:list-item>
                  <text:p text:style-name="P71">Приветствуется использование кроссплатформенных инструментов разработки.</text:p>
                </text:list-item>
              </text:list>
            </text:list-item>
            <text:list-item>
              <text:h text:style-name="P84" text:outline-level="2"><text:bookmark-start text:name="__RefHeading___Toc4055_4183935394"/>Требования к маркировке и упаковке.<text:bookmark-end text:name="__RefHeading___Toc4055_4183935394"/></text:h>
              <text:list>
                <text:list-item>
                  <text:p text:style-name="P73">Приветствуется использование установочных пакетов для распространения разработанного ПО.</text:p>
                </text:list-item>
              </text:list>
            </text:list-item>
            <text:list-item>
              <text:h text:style-name="P84" text:outline-level="2"><text:bookmark-start text:name="__RefHeading___Toc4057_4183935394"/>Требование к транспортировке и хранению.<text:bookmark-end text:name="__RefHeading___Toc4057_4183935394"/></text:h>
              <text:list>
                <text:list-item>
                  <text:p text:style-name="P73">Требования не предоставляются.</text:p>
                </text:list-item>
              </text:list>
            </text:list-item>
            <text:list-item>
              <text:h text:style-name="P84" text:outline-level="2"><text:bookmark-start text:name="__RefHeading___Toc4059_4183935394"/>Специальные требования.<text:bookmark-end text:name="__RefHeading___Toc4059_4183935394"/></text:h>
              <text:list>
                <text:list-item>
                  <text:p text:style-name="P74">требования не предоставляют<text:span text:style-name="T31">ся.</text:span></text:p>
                </text:list-item>
              </text:list>
            </text:list-item>
          </text:list>
        </text:list-item>
        <text:list-item>
          <text:h text:style-name="P78" text:outline-level="1"><text:bookmark-start text:name="__RefHeading___Toc4061_4183935394"/>Требования к программной документации.<text:bookmark-end text:name="__RefHeading___Toc4061_4183935394"/></text:h>
          <text:list>
            <text:list-item>
              <text:p text:style-name="P75">Документация к программным кодам должна быть <text:span text:style-name="T43">оформлена</text:span> в виде комментариев. Допускается формирование дополнительных документов в формате Markdown. Приветствуется использование автоматических генераторов документации (doxygen, pydoc и прочие).</text:p>
            </text:list-item>
          </text:list>
        </text:list-item>
      </text:list>
      <text:p text:style-name="P29"/>
      <text:list xml:id="list2960835224898" text:continue-numbering="true" text:style-name="GOST_20_TR_20_main_20_body">
        <text:list-item>
          <text:h text:style-name="P83" text:outline-level="1"><text:bookmark-start text:name="__RefHeading___Toc4063_4183935394"/>Технико-экономические показатели.<text:bookmark-end text:name="__RefHeading___Toc4063_4183935394"/></text:h>
          <text:list>
            <text:list-item>
              <text:p text:style-name="P76">ПО должно обладать лучшими характеристиками <text:span text:style-name="T32">по сравнению с </text:span>отечественны<text:span text:style-name="T32">ми </text:span>и зарубежны<text:span text:style-name="T32">ми</text:span> <text:span text:style-name="T33">аналогами.</text:span></text:p>
            </text:list-item>
            <text:list-item>
              <text:p text:style-name="P77">Разработка данного ПО не подразумевает дополнительных расходов. Использование рабского труда не допускается.</text:p>
            </text:list-item>
          </text:list>
        </text:list-item>
      </text:list>
      <text:p text:style-name="P30"/>
      <text:list xml:id="list2960740936008" text:continue-numbering="true" text:style-name="GOST_20_TR_20_main_20_body">
        <text:list-item>
          <text:h text:style-name="P81" text:outline-level="1"><text:bookmark-start text:name="__RefHeading___Toc4065_4183935394"/>Стадии и этапы разработки.<text:bookmark-end text:name="__RefHeading___Toc4065_4183935394"/></text:h>
          <text:list>
            <text:list-item>
              <text:p text:style-name="P45"><text:span text:style-name="T4">Выполнение ОКР разделено на несколько этапов согласно таблице </text:span><text:span text:style-name="T4"><text:sequence-ref text:reference-format="value" text:ref-name="reftable_id1">2</text:sequence-ref></text:span><text:span text:style-name="T4">. Подобное разделение основано на регламенте чемпионата "воздушно-инженерная школа CanSat в России" [2].</text:span></text:p>
            </text:list-item>
          </text:list>
        </text:list-item>
      </text:list>
      <text:p text:style-name="P25"><text:span text:style-name="T34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2">№</text:p>
          </table:table-cell>
          <table:table-cell table:style-name="Таблица2.A1" office:value-type="string">
            <text:p text:style-name="P22">Наименования этапа</text:p>
          </table:table-cell>
          <table:table-cell table:style-name="Таблица2.C1" office:value-type="string">
            <text:p text:style-name="P22">Срок окончания</text:p>
          </table:table-cell>
        </table:table-row>
        <table:table-row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22">Разработка эскизного проекта</text:p>
          </table:table-cell>
          <table:table-cell table:style-name="Таблица2.C2" office:value-type="string">
            <text:p text:style-name="P22">Январь 2019</text:p>
          </table:table-cell>
        </table:table-row>
        <table:table-row>
          <table:table-cell table:style-name="Таблица2.A2" office:value-type="string">
            <text:p text:style-name="P22">2</text:p>
          </table:table-cell>
          <table:table-cell table:style-name="Таблица2.A2" office:value-type="string">
            <text:p text:style-name="P22">Разработка рабочего проекта</text:p>
          </table:table-cell>
          <table:table-cell table:style-name="Таблица2.C2" office:value-type="string">
            <text:p text:style-name="P22">Март 2019</text:p>
          </table:table-cell>
        </table:table-row>
        <table:table-row>
          <table:table-cell table:style-name="Таблица2.A2" office:value-type="string">
            <text:p text:style-name="P22">3</text:p>
          </table:table-cell>
          <table:table-cell table:style-name="Таблица2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Таблица2.C2" office:value-type="string">
            <text:p text:style-name="P22">Июнь 2019</text:p>
          </table:table-cell>
        </table:table-row>
      </table:table>
      <text:p text:style-name="P27"/>
      <text:p text:style-name="P27"/>
      <text:list xml:id="list2961692662835" text:continue-numbering="true" text:style-name="GOST_20_TR_20_main_20_body">
        <text:list-item>
          <text:h text:style-name="P81" text:outline-level="1"><text:bookmark-start text:name="__RefHeading___Toc4067_4183935394"/>Порядок контроля и приёмки.<text:bookmark-end text:name="__RefHeading___Toc4067_4183935394"/></text:h>
          <text:list>
            <text:list-item>
              <text:p text:style-name="P46">Для закрытия этапа эскизного проектирования, требуется выполнение следующих требований:</text:p>
              <text:list>
                <text:list-item>
                  <text:p text:style-name="P47">Должна быть оформлена пояснительная записка;</text:p>
                </text:list-item>
                <text:list-item>
                  <text:p text:style-name="P48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49"><text:span text:style-name="T9">Должна быть разработана </text:span>принципиальн<text:span text:style-name="T9">ая </text:span>электрическ<text:span text:style-name="T7">ой </text:span>схема аппарата<text:span text:style-name="T6">;</text:span></text:p>
                </text:list-item>
                <text:list-item>
                  <text:p text:style-name="P50"><text:span text:style-name="T10">Должна быть создана </text:span>презентаци<text:span text:style-name="T10">я</text:span> для устного доклада <text:span text:style-name="T35">комиссии.</text:span></text:p>
                </text:list-item>
                <text:list-item>
                  <text:p text:style-name="P51">В пояснительной записке должны быть отражены следующие <text:span text:style-name="T5">позиции</text:span>:</text:p>
                </text:list-item>
              </text:list>
            </text:list-item>
          </text:list>
        </text:list-item>
      </text:list>
      <text:list xml:id="list2961507775608" text:continue-list="list295968962033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2">массовый расчёт;</text:p>
                    </text:list-item>
                    <text:list-item>
                      <text:p text:style-name="P52">расчёт энергобаланса;</text:p>
                    </text:list-item>
                    <text:list-item>
                      <text:p text:style-name="P52">расчёт стоимости<text:span text:style-name="T8"> комплектующих</text:span>;</text:p>
                    </text:list-item>
                    <text:list-item>
                      <text:p text:style-name="P52">прочностной расчёт конструкции (допустимо отсутствие);</text:p>
                    </text:list-item>
                    <text:list-item>
                      <text:p text:style-name="P52">тепловой расчёт (допустимо отсутствие)<text:span text:style-name="T5">;</text:span></text:p>
                    </text:list-item>
                    <text:list-item>
                      <text:p text:style-name="P53">описание протоколов инофрмационно-логического взаимодействия элементов системы<text:span text:style-name="T7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960948581330" text:continue-list="list2961692662835" text:style-name="GOST_20_TR_20_main_20_body">
        <text:list-item>
          <text:list>
            <text:list-item>
              <text:list>
                <text:list-item>
                  <text:p text:style-name="P54">Презентация должна включать:</text:p>
                </text:list-item>
              </text:list>
            </text:list-item>
          </text:list>
        </text:list-item>
      </text:list>
      <text:list xml:id="list2960979866420" text:continue-list="list296150777560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5">описание научной задачи;</text:p>
                    </text:list-item>
                    <text:list-item>
                      <text:p text:style-name="P55">описание технической задачи;</text:p>
                    </text:list-item>
                    <text:list-item>
                      <text:p text:style-name="P55">план график;</text:p>
                    </text:list-item>
                    <text:list-item>
                      <text:p text:style-name="P55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2959783768377" text:continue-list="list2960948581330" text:style-name="GOST_20_TR_20_main_20_body">
        <text:list-item>
          <text:list>
            <text:list-item>
              <text:p text:style-name="P56">Для закрытия этапа рабочего проекта должны быть выполнены следующие требования:</text:p>
              <text:list>
                <text:list-item>
                  <text:p text:style-name="P57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2959594153857" text:continue-list="list296097986642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8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58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2961069708218" text:continue-list="list2959783768377" text:style-name="GOST_20_TR_20_main_20_body">
        <text:list-item>
          <text:list>
            <text:list-item>
              <text:list>
                <text:list-item>
                  <text:p text:style-name="P57"><text:soft-page-break/>Должна быть выпущена альфа версия программного обеспечения<text:span text:style-name="T12"> всех составных частей</text:span> системы.</text:p>
                </text:list-item>
                <text:list-item>
                  <text:p text:style-name="P57">Должны быть проведены <text:span text:style-name="T11">автономные </text:span>испытания элементов <text:span text:style-name="T11">разрабатываемой </text:span>системы.</text:p>
                </text:list-item>
              </text:list>
            </text:list-item>
            <text:list-item>
              <text:p text:style-name="P59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9" text:outline-level="1"><text:bookmark-start text:name="__RefHeading___Toc1024_1566413351"/>Ссылочные документы<text:span text:style-name="T36">.</text:span><text:bookmark-end text:name="__RefHeading___Toc1024_1566413351"/></text:h>
        </text:list-item>
      </text:list>
      <text:list xml:id="list2960907792139" text:continue-list="list2959594153857" text:style-name="GOST_20_TR_20_bullets">
        <text:list-item>
          <text:list>
            <text:list-item>
              <text:list>
                <text:list-item>
                  <text:p text:style-name="P34">ГОСТ Р 55996- 2014</text:p>
                </text:list-item>
                <text:list-item>
                  <text:p text:style-name="P35">Положения конкурса воздушно инженерная школа CanSat в России 2018-2019 от <text:span text:style-name="T13">7.11.2018.</text:span></text:p>
                </text:list-item>
              </text:list>
            </text:list-item>
          </text:list>
        </text:list-item>
      </text:list>
      <text:p text:style-name="P16"/>
      <text:list xml:id="list2960520975687" text:continue-list="list2961069708218" text:style-name="GOST_20_TR_20_main_20_body">
        <text:list-item>
          <text:h text:style-name="P82" text:outline-level="1"><text:bookmark-start text:name="__RefHeading___Toc1026_1566413351"/>Перечень сокращений<text:span text:style-name="T36">.</text:span><text:bookmark-end text:name="__RefHeading___Toc1026_1566413351"/></text:h>
        </text:list-item>
      </text:list>
      <text:list xml:id="list2959884027241" text:continue-list="list2960907792139" text:style-name="GOST_20_TR_20_bullets">
        <text:list-item>
          <text:list>
            <text:list-item>
              <text:list>
                <text:list-item>
                  <text:p text:style-name="P36">НИП - наземный измерительный пункт<text:span text:style-name="T16">;</text:span></text:p>
                </text:list-item>
                <text:list-item>
                  <text:p text:style-name="P37">ОКР - опытно конструкторская работа;</text:p>
                </text:list-item>
                <text:list-item>
                  <text:p text:style-name="P37">СЧ - <text:span text:style-name="T17">составная</text:span> часть<text:span text:style-name="T19">;</text:span></text:p>
                </text:list-item>
                <text:list-item>
                  <text:p text:style-name="P38">ПО - программное обеспечение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0">Со стороны исполнителей</text:p>
          </table:table-cell>
          <table:table-cell table:style-name="Table2.A1" office:value-type="string">
            <text:p text:style-name="P20">Со стороны заказчика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4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4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4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4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9T00:29:59.333590335</dc:date>
    <dc:creator>Василий  </dc:creator>
    <meta:editing-duration>PT17H5M23S</meta:editing-duration>
    <meta:editing-cycles>256</meta:editing-cycles>
    <meta:generator>LibreOffice/6.0.7.3.0$Linux_X86_64 LibreOffice_project/00m0$Build-3</meta:generator>
    <meta:printed-by>Василий  </meta:printed-by>
    <meta:print-date>2019-01-18T14:14:50.059648497</meta:print-date>
    <meta:document-statistic meta:table-count="4" meta:image-count="0" meta:object-count="0" meta:page-count="14" meta:paragraph-count="186" meta:word-count="1072" meta:character-count="9226" meta:non-whitespace-character-count="8266"/>
  </office:meta>
</office:document-meta>
</file>